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9.312cm" svg:height="14.02cm" svg:x="9.796cm" svg:y="0.876cm">
            <draw:object draw:notify-on-update-of-ranges="Sheet1.A2:Sheet1.A2 Sheet1.A3:Sheet1.A8 Sheet1.B2:Sheet1.B2 Sheet1.B3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map4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Opt level</text:p>
          </table:table-cell>
          <table:table-cell table:style-name="ce2" office:value-type="string" calcext:value-type="string">
            <text:p>Sim TPS</text:p>
          </table:table-cell>
        </table:table-row>
        <table:table-row table:style-name="ro1">
          <table:table-cell office:value-type="string" calcext:value-type="string">
            <text:p>O0 + Sanitizers</text:p>
          </table:table-cell>
          <table:table-cell office:value-type="float" office:value="118.849" calcext:value-type="float">
            <text:p>118.849</text:p>
          </table:table-cell>
        </table:table-row>
        <table:table-row table:style-name="ro1">
          <table:table-cell office:value-type="string" calcext:value-type="string">
            <text:p>O0</text:p>
          </table:table-cell>
          <table:table-cell office:value-type="float" office:value="360.782" calcext:value-type="float">
            <text:p>360.782</text:p>
          </table:table-cell>
        </table:table-row>
        <table:table-row table:style-name="ro1">
          <table:table-cell office:value-type="string" calcext:value-type="string">
            <text:p>O1</text:p>
          </table:table-cell>
          <table:table-cell office:value-type="float" office:value="599.564" calcext:value-type="float">
            <text:p>599.564</text:p>
          </table:table-cell>
        </table:table-row>
        <table:table-row table:style-name="ro1">
          <table:table-cell office:value-type="string" calcext:value-type="string">
            <text:p>O2</text:p>
          </table:table-cell>
          <table:table-cell office:value-type="float" office:value="1742.892" calcext:value-type="float">
            <text:p>1742.892</text:p>
          </table:table-cell>
        </table:table-row>
        <table:table-row table:style-name="ro1">
          <table:table-cell office:value-type="string" calcext:value-type="string">
            <text:p>O3</text:p>
          </table:table-cell>
          <table:table-cell office:value-type="float" office:value="1711.269" calcext:value-type="float">
            <text:p>1711.269</text:p>
          </table:table-cell>
        </table:table-row>
        <table:table-row table:style-name="ro1">
          <table:table-cell office:value-type="string" calcext:value-type="string">
            <text:p>O3 + native tune + LTO</text:p>
          </table:table-cell>
          <table:table-cell office:value-type="float" office:value="1918.199" calcext:value-type="float">
            <text:p>1918.199</text:p>
          </table:table-cell>
        </table:table-row>
      </table:table>
      <table:table table:name="Sheet2" table:style-name="ta1">
        <table:shapes>
          <draw:frame draw:z-index="0" draw:style-name="gr1" draw:text-style-name="P1" svg:width="13.569cm" svg:height="10.227cm" svg:x="12.966cm" svg:y="2.922cm">
            <draw:object draw:notify-on-update-of-ranges="Sheet2.D1:Sheet2.D1 Sheet2.D2:Sheet2.D6 Sheet2.E1:Sheet2.E1 Sheet2.E2:Sheet2.E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Map size</text:p>
          </table:table-cell>
          <table:table-cell table:style-name="ce2" office:value-type="string" calcext:value-type="string">
            <text:p>Sim TPS</text:p>
          </table:table-cell>
          <table:table-cell/>
          <table:table-cell table:style-name="ce2" office:value-type="string" calcext:value-type="string">
            <text:p>Map area (pixels)</text:p>
          </table:table-cell>
          <table:table-cell table:style-name="ce2" office:value-type="string" calcext:value-type="string">
            <text:p>Sim TPS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983.345" calcext:value-type="float">
            <text:p>1983.345</text:p>
          </table:table-cell>
          <table:table-cell/>
          <table:table-cell table:formula="of:=128*128" office:value-type="float" office:value="16384" calcext:value-type="float">
            <text:p>16384</text:p>
          </table:table-cell>
          <table:table-cell office:value-type="float" office:value="1983.345" calcext:value-type="float">
            <text:p>1983.345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748.564" calcext:value-type="float">
            <text:p>1748.564</text:p>
          </table:table-cell>
          <table:table-cell/>
          <table:table-cell table:formula="of:=256*256" office:value-type="float" office:value="65536" calcext:value-type="float">
            <text:p>65536</text:p>
          </table:table-cell>
          <table:table-cell office:value-type="float" office:value="1748.564" calcext:value-type="float">
            <text:p>1748.56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57.325" calcext:value-type="float">
            <text:p>357.325</text:p>
          </table:table-cell>
          <table:table-cell/>
          <table:table-cell table:formula="of:=512*512" office:value-type="float" office:value="262144" calcext:value-type="float">
            <text:p>262144</text:p>
          </table:table-cell>
          <table:table-cell office:value-type="float" office:value="357.325" calcext:value-type="float">
            <text:p>357.32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53.758" calcext:value-type="float">
            <text:p>53.758</text:p>
          </table:table-cell>
          <table:table-cell/>
          <table:table-cell table:formula="of:=1024*1024" office:value-type="float" office:value="1048576" calcext:value-type="float">
            <text:p>1048576</text:p>
          </table:table-cell>
          <table:table-cell office:value-type="float" office:value="53.758" calcext:value-type="float">
            <text:p>53.758</text:p>
          </table:table-cell>
        </table:table-row>
        <table:table-row table:style-name="ro1">
          <table:table-cell office:value-type="float" office:value="2048" calcext:value-type="float">
            <text:p>2048</text:p>
          </table:table-cell>
          <table:table-cell office:value-type="float" office:value="12.627" calcext:value-type="float">
            <text:p>12.627</text:p>
          </table:table-cell>
          <table:table-cell/>
          <table:table-cell table:formula="of:=2048*2048" office:value-type="float" office:value="4194304" calcext:value-type="float">
            <text:p>4194304</text:p>
          </table:table-cell>
          <table:table-cell office:value-type="float" office:value="12.627" calcext:value-type="float">
            <text:p>12.6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7">00/00/0000</text:date>, <text:time style:data-style-name="N2" text:time-value="21:15:55.399276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06T02:04:07.722707565</meta:creation-date>
    <dc:date>2022-09-07T03:09:06.523877881</dc:date>
    <meta:editing-duration>PT6H9M37S</meta:editing-duration>
    <meta:editing-cycles>31</meta:editing-cycles>
    <meta:generator>LibreOffice/6.4.7.2$Linux_X86_64 LibreOffice_project/40$Build-2</meta:generator>
    <meta:document-statistic meta:table-count="2" meta:cell-count="39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313cm" svg:height="14.021cm" xlink:href=".." xlink:type="simple" chart:class="chart:bar" chart:style-name="ch1">
        <chart:title svg:x="5.683cm" svg:y="0.416cm" chart:style-name="ch2">
          <text:p>Optimisation level vs. sim TPS (map 4)</text:p>
        </chart:title>
        <chart:legend chart:legend-position="end" svg:x="17.156cm" svg:y="6.711cm" style:legend-expansion="high" chart:style-name="ch3"/>
        <chart:plot-area chart:style-name="ch4" table:cell-range-address="Sheet1.A2:Sheet1.B8" chart:data-source-has-labels="both" svg:x="0.386cm" svg:y="1.475cm" svg:width="16.384cm" svg:height="12.266cm">
          <chartooo:coordinate-region svg:x="1.378cm" svg:y="1.675cm" svg:width="14.848cm" svg:height="11.419cm"/>
          <chart:axis chart:dimension="x" chart:name="primary-x" chart:style-name="ch5" chartooo:axis-type="auto">
            <chartooo:date-scale/>
            <chart:categories table:cell-range-address="Sheet1.A3:Sheet1.A8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:Sheet1.B8" chart:label-cell-address="Sheet1.B2:Sheet1.B2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m TPS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O0 + Sanitizers</text:p>
                <draw:g>
                  <svg:desc>Sheet1.A3:Sheet1.A8</svg:desc>
                </draw:g>
              </table:table-cell>
              <table:table-cell office:value-type="float" office:value="118.849">
                <text:p>118.849</text:p>
                <draw:g>
                  <svg:desc>Sheet1.B3:Sheet1.B8</svg:desc>
                </draw:g>
              </table:table-cell>
            </table:table-row>
            <table:table-row>
              <table:table-cell office:value-type="string">
                <text:p>O0</text:p>
              </table:table-cell>
              <table:table-cell office:value-type="float" office:value="360.782">
                <text:p>360.782</text:p>
              </table:table-cell>
            </table:table-row>
            <table:table-row>
              <table:table-cell office:value-type="string">
                <text:p>O1</text:p>
              </table:table-cell>
              <table:table-cell office:value-type="float" office:value="599.564">
                <text:p>599.564</text:p>
              </table:table-cell>
            </table:table-row>
            <table:table-row>
              <table:table-cell office:value-type="string">
                <text:p>O2</text:p>
              </table:table-cell>
              <table:table-cell office:value-type="float" office:value="1742.892">
                <text:p>1742.892</text:p>
              </table:table-cell>
            </table:table-row>
            <table:table-row>
              <table:table-cell office:value-type="string">
                <text:p>O3</text:p>
              </table:table-cell>
              <table:table-cell office:value-type="float" office:value="1711.269">
                <text:p>1711.269</text:p>
              </table:table-cell>
            </table:table-row>
            <table:table-row>
              <table:table-cell office:value-type="string">
                <text:p>O3 + native tune + LTO</text:p>
              </table:table-cell>
              <table:table-cell office:value-type="float" office:value="1918.199">
                <text:p>1918.1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3.57cm" svg:height="10.228cm" xlink:href=".." xlink:type="simple" chart:class="chart:scatter" chart:style-name="ch1">
        <chart:title svg:x="4.492cm" svg:y="0.34cm" chart:style-name="ch2">
          <text:p>Map area vs. sim TPS</text:p>
        </chart:title>
        <chart:plot-area chart:style-name="ch3" table:cell-range-address="Sheet2.D1:Sheet2.E6" chart:data-source-has-labels="row" svg:x="1.282cm" svg:y="1.323cm" svg:width="12.017cm" svg:height="7.72cm">
          <chartooo:coordinate-region svg:x="2.274cm" svg:y="1.522cm" svg:width="10.282cm" svg:height="6.874cm"/>
          <chart:axis chart:dimension="x" chart:name="primary-x" chart:style-name="ch4">
            <chart:title svg:x="5.143cm" svg:y="9.247cm" chart:style-name="ch5">
              <text:p>Map area (logarithmic pixels)</text:p>
            </chart:title>
          </chart:axis>
          <chart:axis chart:dimension="y" chart:name="primary-y" chart:style-name="ch6">
            <chart:title svg:x="0.451cm" svg:y="5.862cm" chart:style-name="ch7">
              <text:p>Sim TPS</text:p>
            </chart:title>
            <chart:grid chart:style-name="ch8" chart:class="major"/>
          </chart:axis>
          <chart:series chart:style-name="ch9" chart:values-cell-range-address="Sheet2.E2:Sheet2.E6" chart:label-cell-address="Sheet2.E1:Sheet2.E1" chart:class="chart:scatter">
            <chart:domain table:cell-range-address="Sheet2.D2:Sheet2.D6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Sim TPS</text:p>
                <draw:g>
                  <svg:desc>Sheet2.E1:Sheet2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384">
                <text:p>16384</text:p>
                <draw:g>
                  <svg:desc>Sheet2.D2:Sheet2.D6</svg:desc>
                </draw:g>
              </table:table-cell>
              <table:table-cell office:value-type="float" office:value="1983.345">
                <text:p>1983.345</text:p>
                <draw:g>
                  <svg:desc>Sheet2.E2:Sheet2.E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5536">
                <text:p>65536</text:p>
              </table:table-cell>
              <table:table-cell office:value-type="float" office:value="1748.564">
                <text:p>1748.5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62144">
                <text:p>262144</text:p>
              </table:table-cell>
              <table:table-cell office:value-type="float" office:value="357.325">
                <text:p>357.3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48576">
                <text:p>1048576</text:p>
              </table:table-cell>
              <table:table-cell office:value-type="float" office:value="53.758">
                <text:p>53.7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194304">
                <text:p>4194304</text:p>
              </table:table-cell>
              <table:table-cell office:value-type="float" office:value="12.627">
                <text:p>12.6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